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utpu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Output</text:h>
                    <text:list>
                        <text:list-item>
                            <text:h text:style-name="Heading_20_2" text:outline-level="2">Description</text:h>
                        </text:list-item>
                    </text:list>
                </text:list-item>
            </text:list>

            <text:p text:style-name="Standard">Adds data output to a user action or user widget.</text:p>

            
                <text:list xml:id="list_Output2" text:continue-numbering="true" text:continue-list="list_Out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utpu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Output name.</text:p>,
                                            <text:list xml:id="list_Output5" text:continue-numbering="true" text:continue-list="list_Output4"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Output data typ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utput6" text:continue-numbering="true" text:continue-list="list_Outpu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utput7" text:continue-numbering="true" text:continue-list="list_Outpu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Output8" text:continue-numbering="true" text:continue-list="list_Outpu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Output9" text:continue-numbering="true" text:continue-list="list_Outpu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utput10" text:continue-numbering="true" text:continue-list="list_Outpu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Output3" text:continue-numbering="true" text:continue-list="list_Output2" text:style-name="Outline">
                    <text:list-item>
                        <text:list>
                            <text:list-item>
                                <text:h text:style-name="Heading_20_2" text:outline-level="2">Inputs</text:h>
                            </text:list-item>
                        </text:list>
                    </text:list-item>
                </text:list>

                
                            <text:list xml:id="list_Outpu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Data is received through this input, which is then forwarded to the caller of the user ac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